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4403in" fo:margin-left="1.2701in" table:align="left"/>
    </style:style>
    <style:style style:name="Table1.A" style:family="table-column">
      <style:table-column-properties style:column-width="1.4972in"/>
    </style:style>
    <style:style style:name="Table1.B" style:family="table-column">
      <style:table-column-properties style:column-width="1.4979in"/>
    </style:style>
    <style:style style:name="Table1.C" style:family="table-column">
      <style:table-column-properties style:column-width="1.4451in"/>
    </style:style>
    <style:style style:name="Table1.1" style:family="table-row">
      <style:table-row-properties style:min-row-height="1.06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1.002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194in"/>
    </style:style>
    <style:style style:name="P1" style:family="paragraph" style:parent-style-name="Standard">
      <style:text-properties officeooo:rsid="0021deff"/>
    </style:style>
    <style:style style:name="P2" style:family="paragraph" style:parent-style-name="Table_20_Contents">
      <style:paragraph-properties fo:margin-top="0.2772in" fo:margin-bottom="0.2772in" loext:contextual-spacing="false" fo:text-align="center" style:justify-single-word="false"/>
      <style:text-properties fo:font-size="16pt" officeooo:rsid="00246ccb" officeooo:paragraph-rsid="00246ccb" style:font-size-asian="16pt" style:font-size-complex="16pt"/>
    </style:style>
    <style:style style:name="P3" style:family="paragraph" style:parent-style-name="Table_20_Contents">
      <style:paragraph-properties fo:margin-top="0.3165in" fo:margin-bottom="0.3165in" loext:contextual-spacing="false" fo:text-align="center" style:justify-single-word="false"/>
      <style:text-properties fo:font-size="16pt" officeooo:rsid="00246ccb" officeooo:paragraph-rsid="00246ccb" style:font-size-asian="16pt" style:font-size-complex="16pt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6pt" style:font-size-asian="16pt" style:font-size-complex="16pt" fo:hyphenate="false"/>
    </style:style>
    <style:style style:name="P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6pt" style:font-size-asian="16pt" style:font-size-complex="16pt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6pt" style:font-size-asian="16pt" style:font-size-complex="16pt" fo:hyphenate="false"/>
    </style:style>
    <style:style style:name="P10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none" draw:fill-color="#ffffff" draw:textarea-vertical-align="middle" fo:min-height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draw:textarea-vertical-align="middle" fo:min-height="0.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draw:textarea-vertical-align="middle" fo:min-height="0.3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draw:textarea-vertical-align="middle" fo:min-height="0.3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draw:textarea-vertical-align="middle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none" draw:fill-color="#ffffff" draw:textarea-vertical-align="middle" fo:min-height="0.32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draw:textarea-vertical-align="middle" fo:min-height="0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none" draw:fill-color="#ffffff" draw:textarea-vertical-align="middle" fo:min-height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4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color="#000000" draw:fill="none" draw:fill-color="#ffffff" draw:textarea-vertical-align="middle" fo:min-height="0.32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5" svg:width="1.0315in" svg:height="0.3232in" svg:x="1.2945in" svg:y="-0.5992in"><draw:text-box><text:p text:style-name="P4"><text:span text:style-name="T1">i</text:span><text:span text:style-name="T1">n</text:span><text:span text:style-name="T1">i</text:span><text:span text:style-name="T1">t</text:span><text:span text:style-name="T1">i</text:span><text:span text:style-name="T1">a</text:span><text:span text:style-name="T1">l</text:span><text:span text:style-name="T1">i</text:span><text:span text:style-name="T1">z</text:span><text:span text:style-name="T1">e</text:span></text:p></draw:text-box></draw:frame><draw:frame text:anchor-type="paragraph" draw:z-index="1" draw:name="Shape1" draw:style-name="gr2" draw:text-style-name="P5" svg:width="4.1043in" svg:height="0.3504in" svg:x="-0.039in" svg:y="0.4154in"><draw:text-box><text:p text:style-name="P4"><text:span text:style-name="T1">E</text:span><text:span text:style-name="T1">l</text:span><text:span text:style-name="T1">e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<text:s/></text:span><text:span text:style-name="T1">w</text:span><text:span text:style-name="T1">i</text:span><text:span text:style-name="T1">t</text:span><text:span text:style-name="T1">h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n</text:span><text:span text:style-name="T1">e</text:span><text:span text:style-name="T1">i</text:span><text:span text:style-name="T1">g</text:span><text:span text:style-name="T1">h</text:span><text:span text:style-name="T1">b</text:span><text:span text:style-name="T1">o</text:span><text:span text:style-name="T1">r</text:span></text:p></draw:text-box></draw:frame><draw:frame text:anchor-type="paragraph" draw:z-index="3" draw:name="Shape1" draw:style-name="gr4" draw:text-style-name="P5" svg:width="3.8024in" svg:height="0.313in" svg:x="0.0028in" svg:y="1.9528in"><draw:text-box><text:p text:style-name="P4"><text:span text:style-name="T1">S</text:span><text:span text:style-name="T1">u</text:span><text:span text:style-name="T1">m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m</text:span><text:span text:style-name="T1">o</text:span><text:span text:style-name="T1">u</text:span><text:span text:style-name="T1">n</text:span><text:span text:style-name="T1">t</text:span><text:span text:style-name="T1"> </text:span><text:span text:style-name="T1">o</text:span><text:span text:style-name="T1">f</text:span><text:span text:style-name="T1"> </text:span><text:span text:style-name="T1">z</text:span><text:span text:style-name="T1">o</text:span><text:span text:style-name="T1">m</text:span><text:span text:style-name="T1">b</text:span><text:span text:style-name="T1">i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h</text:span><text:span text:style-name="T1">u</text:span><text:span text:style-name="T1">m</text:span><text:span text:style-name="T1">a</text:span><text:span text:style-name="T1">n</text:span><text:span text:style-name="T1"> </text:span></text:p></draw:text-box></draw:frame><draw:frame text:anchor-type="paragraph" draw:z-index="5" draw:name="Shape1" draw:style-name="gr6" draw:text-style-name="P5" svg:width="2.5524in" svg:height="0.324in" svg:x="0.5756in" svg:y="1.4417in"><draw:text-box><text:p text:style-name="P4"><text:span text:style-name="T1">T</text:span><text:span text:style-name="T1">h</text:span><text:span text:style-name="T1">e</text:span><text:span text:style-name="T1"> </text:span><text:span text:style-name="T1">m</text:span><text:span text:style-name="T1">o</text:span><text:span text:style-name="T1">v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o</text:span><text:span text:style-name="T1">f</text:span><text:span text:style-name="T1"> </text:span><text:span text:style-name="T1">z</text:span><text:span text:style-name="T1">o</text:span><text:span text:style-name="T1">m</text:span><text:span text:style-name="T1">b</text:span><text:span text:style-name="T1">i</text:span><text:span text:style-name="T1">e</text:span><text:span text:style-name="T1">s</text:span></text:p></draw:text-box></draw:frame><draw:frame text:anchor-type="paragraph" draw:z-index="6" draw:name="Shape1" draw:style-name="gr7" draw:text-style-name="P9" svg:width="1.4071in" svg:height="0.2567in" svg:x="1.0862in" svg:y="3.3717in"><draw:text-box><text:p text:style-name="P8"><text:span text:style-name="T1">Day +1</text:span></text:p></draw:text-box></draw:frame><draw:frame text:anchor-type="paragraph" draw:z-index="7" draw:name="Shape1" draw:style-name="gr8" draw:text-style-name="P7" svg:width="2.8441in" svg:height="0.3335in" svg:x="0.5236in" svg:y="2.8799in"><draw:text-box><text:p text:style-name="P10"><text:span text:style-name="T2">Human kill zombies</text:span></text:p></draw:text-box></draw:frame><draw:line text:anchor-type="paragraph" draw:z-index="8" draw:name="Shape2" draw:style-name="gr9" draw:text-style-name="P11" svg:x1="1.7839in" svg:y1="0.2445in" svg:x2="1.7839in" svg:y2="0.4425in"><text:p/></draw:line><draw:line text:anchor-type="paragraph" draw:z-index="9" draw:name="Shape3" draw:style-name="gr9" draw:text-style-name="P11" svg:x1="1.7839in" svg:y1="0.7654in" svg:x2="1.7839in" svg:y2="0.9634in"><text:p/></draw:line><draw:line text:anchor-type="paragraph" draw:z-index="10" draw:name="Shape2" draw:style-name="gr9" draw:text-style-name="P11" svg:x1="1.7945in" svg:y1="1.2654in" svg:x2="1.7945in" svg:y2="1.4634in"><text:p/></draw:line><draw:line text:anchor-type="paragraph" draw:z-index="11" draw:name="Shape2" draw:style-name="gr9" draw:text-style-name="P11" svg:x1="1.7839in" svg:y1="1.7654in" svg:x2="1.7839in" svg:y2="1.9634in"><text:p/></draw:line><draw:line text:anchor-type="paragraph" draw:z-index="12" draw:name="Shape2" draw:style-name="gr9" draw:text-style-name="P11" svg:x1="1.7945in" svg:y1="2.2654in" svg:x2="1.7945in" svg:y2="2.4634in"><text:p/></draw:line><draw:line text:anchor-type="paragraph" draw:z-index="13" draw:name="Shape2" draw:style-name="gr9" draw:text-style-name="P11" svg:x1="1.8047in" svg:y1="2.7008in" svg:x2="1.8047in" svg:y2="2.8988in"><text:p/></draw:line><draw:line text:anchor-type="paragraph" draw:z-index="14" draw:name="Shape2" draw:style-name="gr9" draw:text-style-name="P11" svg:x1="1.7945in" svg:y1="3.2134in" svg:x2="1.7945in" svg:y2="3.4114in"><text:p/></draw:line><draw:frame text:anchor-type="paragraph" draw:z-index="4" draw:name="Shape1" draw:style-name="gr5" draw:text-style-name="P7" svg:width="2.7295in" svg:height="0.2567in" svg:x="0.5756in" svg:y="2.4445in"><draw:text-box><text:p text:style-name="P6"><text:span text:style-name="T2">Zombies kill human</text:span></text:p></draw:text-box></draw:frame><draw:line text:anchor-type="paragraph" draw:z-index="15" draw:name="Shape4" draw:style-name="gr9" draw:text-style-name="P11" svg:x1="1.7839in" svg:y1="3.628in" svg:x2="1.7839in" svg:y2="4.6906in"><text:p/></draw:line><draw:frame text:anchor-type="paragraph" draw:z-index="16" draw:name="Shape1" draw:style-name="gr7" draw:text-style-name="P9" svg:width="1.4071in" svg:height="0.2567in" svg:x="1.0862in" svg:y="4.6902in"><draw:text-box><text:p text:style-name="P8"><text:span text:style-name="T1">Output:Day</text:span></text:p></draw:text-box></draw:frame><draw:frame text:anchor-type="paragraph" draw:z-index="17" draw:name="Shape5" draw:style-name="gr10" draw:text-style-name="P12" svg:width="2.6043in" svg:height="0.3843in" svg:x="-0.0598in" svg:y="4.2134in"><draw:text-box><text:p>If the amount of zombie in brest is not equal to 0</text:p></draw:text-box></draw:frame><draw:line text:anchor-type="paragraph" draw:z-index="18" draw:name="Shape6" draw:style-name="gr11" draw:text-style-name="P11" svg:x1="1.7839in" svg:y1="3.9008in" svg:x2="5.1067in" svg:y2="3.9008in"><text:p/></draw:line><draw:line text:anchor-type="paragraph" draw:z-index="19" draw:name="Shape7" draw:style-name="gr11" draw:text-style-name="P11" svg:x1="5.1071in" svg:y1="-0.1516in" svg:x2="5.1071in" svg:y2="3.9004in"><text:p/></draw:line><draw:line text:anchor-type="paragraph" draw:z-index="20" draw:name="Shape8" draw:style-name="gr9" draw:text-style-name="P11" svg:x1="5.1071in" svg:y1="-0.1516in" svg:x2="1.7736in" svg:y2="-0.1516in"><text:p/></draw:line><draw:frame text:anchor-type="paragraph" draw:z-index="22" draw:name="Shape1" draw:style-name="gr13" draw:text-style-name="P5" svg:width="1.0315in" svg:height="0.3232in" svg:x="1.2945in" svg:y="-0.0575in"><draw:text-box><text:p text:style-name="P4"><text:span text:style-name="T1">N</text:span><text:span text:style-name="T1">e</text:span><text:span text:style-name="T1">i</text:span><text:span text:style-name="T1">g</text:span><text:span text:style-name="T1">h</text:span><text:span text:style-name="T1">b</text:span><text:span text:style-name="T1">o</text:span><text:span text:style-name="T1">r</text:span><text:span text:style-name="T1">s</text:span></text:p></draw:text-box></draw:frame><draw:line text:anchor-type="paragraph" draw:z-index="23" draw:name="Shape2" draw:style-name="gr9" draw:text-style-name="P11" svg:x1="1.7736in" svg:y1="-0.2555in" svg:x2="1.7736in" svg:y2="-0.0575in"><text:p/></draw:line></text:p>
      <text:p text:style-name="Standard"><draw:frame text:anchor-type="paragraph" draw:z-index="21" draw:name="Shape5" draw:style-name="gr12" draw:text-style-name="P12" svg:width="3.8031in" svg:height="0.4441in" draw:transform="rotate (-1.56800379999171) translate (5.35416666666667in 0.0451388888888889in)"><draw:text-box><text:p>If the amount of zombie in brest is <text:s/>equal to 0</text:p></draw:text-box></draw:frame></text:p>
      <text:p text:style-name="Standard"/>
      <text:p text:style-name="Standard"/>
      <text:p text:style-name="Standard"><draw:frame text:anchor-type="paragraph" draw:z-index="2" draw:name="Shape1" draw:style-name="gr3" draw:text-style-name="P5" svg:width="3.7768in" svg:height="0.3213in" svg:x="0.0256in" svg:y="0.1909in"><draw:text-box><text:p text:style-name="P4"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a</text:span><text:span text:style-name="T1">t</text:span><text:span text:style-name="T1">e</text:span><text:span text:style-name="T1"> </text:span><text:span text:style-name="T1">l</text:span><text:span text:style-name="T1">a</text:span><text:span text:style-name="T1">m</text:span><text:span text:style-name="T1">d</text:span><text:span text:style-name="T1">a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C1(x-1,y-1)</text:p>
          </table:table-cell>
          <table:table-cell table:style-name="Table1.A1" office:value-type="string">
            <text:p text:style-name="P3">C2(x-1,y)</text:p>
          </table:table-cell>
          <table:table-cell table:style-name="Table1.C1" office:value-type="string">
            <text:p text:style-name="P3">C3(x-1,y+1)</text:p>
          </table:table-cell>
        </table:table-row>
        <table:table-row table:style-name="Table1.2">
          <table:table-cell table:style-name="Table1.A2" office:value-type="string">
            <text:p text:style-name="P2">C4(x,y-1)</text:p>
          </table:table-cell>
          <table:table-cell table:style-name="Table1.A2" office:value-type="string">
            <text:p text:style-name="P2">C0 (x,y)</text:p>
          </table:table-cell>
          <table:table-cell table:style-name="Table1.C2" office:value-type="string">
            <text:p text:style-name="P2">C5 (x,y+1)</text:p>
          </table:table-cell>
        </table:table-row>
        <table:table-row table:style-name="Table1.3">
          <table:table-cell table:style-name="Table1.A2" office:value-type="string">
            <text:p text:style-name="P2">C6(x+1,y-1)</text:p>
          </table:table-cell>
          <table:table-cell table:style-name="Table1.A2" office:value-type="string">
            <text:p text:style-name="P2">C7(x+1,y)</text:p>
          </table:table-cell>
          <table:table-cell table:style-name="Table1.C2" office:value-type="string">
            <text:p text:style-name="P2">C8(x+1,y+1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2:09:30.092294726</meta:creation-date>
    <dc:date>2019-06-03T05:25:56.859387546</dc:date>
    <meta:editing-duration>PT1H30M50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2" meta:paragraph-count="9" meta:word-count="11" meta:character-count="89" meta:non-whitespace-character-count="87"/>
  </office:meta>
</office:document-meta>
</file>